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ed6b" officeooo:paragraph-rsid="0013ed6b"/>
    </style:style>
    <style:style style:name="P2" style:family="paragraph" style:parent-style-name="Standard">
      <style:text-properties officeooo:rsid="0013ed6b" officeooo:paragraph-rsid="0015b04d"/>
    </style:style>
    <style:style style:name="P3" style:family="paragraph" style:parent-style-name="Standard">
      <style:text-properties officeooo:rsid="0013ed6b" officeooo:paragraph-rsid="0024bd33"/>
    </style:style>
    <style:style style:name="P4" style:family="paragraph" style:parent-style-name="Standard">
      <style:text-properties officeooo:rsid="0014f84d" officeooo:paragraph-rsid="0014f84d"/>
    </style:style>
    <style:style style:name="P5" style:family="paragraph" style:parent-style-name="Standard">
      <style:text-properties officeooo:rsid="0015b04d" officeooo:paragraph-rsid="0015b04d"/>
    </style:style>
    <style:style style:name="P6" style:family="paragraph" style:parent-style-name="Standard">
      <style:text-properties officeooo:paragraph-rsid="0016b412"/>
    </style:style>
    <style:style style:name="P7" style:family="paragraph" style:parent-style-name="Standard">
      <style:text-properties fo:font-style="italic" officeooo:rsid="00181a9c" officeooo:paragraph-rsid="00181a9c" style:font-style-asian="italic" style:font-style-complex="italic"/>
    </style:style>
    <style:style style:name="P8" style:family="paragraph" style:parent-style-name="Standard">
      <style:text-properties fo:font-style="italic" officeooo:rsid="00181a9c" officeooo:paragraph-rsid="001bf74d" style:font-style-asian="italic" style:font-style-complex="italic"/>
    </style:style>
    <style:style style:name="P9" style:family="paragraph" style:parent-style-name="Standard">
      <style:text-properties fo:font-style="italic" officeooo:rsid="002877b1" officeooo:paragraph-rsid="002877b1" style:font-style-asian="italic" style:font-style-complex="italic"/>
    </style:style>
    <style:style style:name="P10" style:family="paragraph" style:parent-style-name="Standard">
      <style:text-properties fo:font-style="italic" officeooo:rsid="002a3948" officeooo:paragraph-rsid="002a3948" style:font-style-asian="italic" style:font-style-complex="italic"/>
    </style:style>
    <style:style style:name="P11" style:family="paragraph" style:parent-style-name="Standard">
      <style:text-properties officeooo:paragraph-rsid="00181746"/>
    </style:style>
    <style:style style:name="P12" style:family="paragraph" style:parent-style-name="Standard">
      <style:text-properties officeooo:paragraph-rsid="00181a9c"/>
    </style:style>
    <style:style style:name="P13" style:family="paragraph" style:parent-style-name="Standard">
      <style:text-properties officeooo:rsid="00181a9c" officeooo:paragraph-rsid="00181a9c"/>
    </style:style>
    <style:style style:name="P14" style:family="paragraph" style:parent-style-name="Standard">
      <style:text-properties fo:font-style="normal" officeooo:rsid="00181a9c" officeooo:paragraph-rsid="001bf74d" style:font-style-asian="normal" style:font-style-complex="normal"/>
    </style:style>
    <style:style style:name="P15" style:family="paragraph" style:parent-style-name="Standard">
      <style:text-properties officeooo:paragraph-rsid="00221d61"/>
    </style:style>
    <style:style style:name="P16" style:family="paragraph" style:parent-style-name="Standard">
      <style:text-properties officeooo:paragraph-rsid="0013ed6b"/>
    </style:style>
    <style:style style:name="P17" style:family="paragraph" style:parent-style-name="Standard">
      <style:text-properties style:text-underline-style="solid" style:text-underline-width="auto" style:text-underline-color="font-color" fo:font-weight="bold" officeooo:rsid="0013ed6b" officeooo:paragraph-rsid="0024bd33" style:font-weight-asian="bold" style:font-weight-complex="bold"/>
    </style:style>
    <style:style style:name="P18" style:family="paragraph" style:parent-style-name="Standard">
      <style:text-properties officeooo:paragraph-rsid="0024bd33"/>
    </style:style>
    <style:style style:name="P19" style:family="paragraph" style:parent-style-name="Standard">
      <style:text-properties officeooo:paragraph-rsid="002877b1"/>
    </style:style>
    <style:style style:name="P20" style:family="paragraph" style:parent-style-name="Standard">
      <style:text-properties officeooo:rsid="002877b1" officeooo:paragraph-rsid="002877b1"/>
    </style:style>
    <style:style style:name="P21" style:family="paragraph" style:parent-style-name="Standard">
      <style:text-properties officeooo:rsid="002a3948" officeooo:paragraph-rsid="002a3948"/>
    </style:style>
    <style:style style:name="P22" style:family="paragraph" style:parent-style-name="Standard">
      <style:text-properties officeooo:rsid="002a3948" officeooo:paragraph-rsid="002a3948"/>
    </style:style>
    <style:style style:name="P23" style:family="paragraph" style:parent-style-name="Standard">
      <style:text-properties officeooo:rsid="002b4aba" officeooo:paragraph-rsid="002b4aba"/>
    </style:style>
    <style:style style:name="P24" style:family="paragraph" style:parent-style-name="Standard">
      <style:text-properties fo:font-style="italic" officeooo:rsid="002bf4ee" officeooo:paragraph-rsid="002bf4ee" style:font-style-asian="italic" style:font-style-complex="italic"/>
    </style:style>
    <style:style style:name="P25" style:family="paragraph" style:parent-style-name="Standard">
      <style:text-properties fo:font-style="italic" officeooo:rsid="002bf4ee" officeooo:paragraph-rsid="002f9ced" style:font-style-asian="italic" style:font-style-complex="italic"/>
    </style:style>
    <style:style style:name="P26" style:family="paragraph" style:parent-style-name="Standard">
      <style:text-properties fo:font-style="italic" officeooo:rsid="002bf4ee" officeooo:paragraph-rsid="00312283" style:font-style-asian="italic" style:font-style-complex="italic"/>
    </style:style>
    <style:style style:name="P27" style:family="paragraph" style:parent-style-name="Standard">
      <style:text-properties officeooo:paragraph-rsid="002bf4ee"/>
    </style:style>
    <style:style style:name="P28" style:family="paragraph" style:parent-style-name="Standard">
      <style:text-properties officeooo:paragraph-rsid="002de260"/>
    </style:style>
    <style:style style:name="P29" style:family="paragraph" style:parent-style-name="Standard">
      <style:text-properties officeooo:paragraph-rsid="002f9ced"/>
    </style:style>
    <style:style style:name="P30" style:family="paragraph" style:parent-style-name="Standard">
      <style:text-properties officeooo:rsid="0014f84d" officeooo:paragraph-rsid="002de260"/>
    </style:style>
    <style:style style:name="T1" style:family="text">
      <style:text-properties officeooo:rsid="0015b04d"/>
    </style:style>
    <style:style style:name="T2" style:family="text">
      <style:text-properties officeooo:rsid="0016b412"/>
    </style:style>
    <style:style style:name="T3" style:family="text">
      <style:text-properties officeooo:rsid="00181746"/>
    </style:style>
    <style:style style:name="T4" style:family="text">
      <style:text-properties fo:font-style="italic" officeooo:rsid="00181746" style:font-style-asian="italic" style:font-style-complex="italic"/>
    </style:style>
    <style:style style:name="T5" style:family="text">
      <style:text-properties fo:font-style="italic" officeooo:rsid="0016b412" style:font-style-asian="italic" style:font-style-complex="italic"/>
    </style:style>
    <style:style style:name="T6" style:family="text">
      <style:text-properties fo:font-style="italic" officeooo:rsid="00181a9c" style:font-style-asian="italic" style:font-style-complex="italic"/>
    </style:style>
    <style:style style:name="T7" style:family="text">
      <style:text-properties fo:font-style="italic" officeooo:rsid="001bf74d" style:font-style-asian="italic" style:font-style-complex="italic"/>
    </style:style>
    <style:style style:name="T8" style:family="text">
      <style:text-properties fo:font-style="italic" officeooo:rsid="0024bd33" style:font-style-asian="italic" style:font-style-complex="italic"/>
    </style:style>
    <style:style style:name="T9" style:family="text">
      <style:text-properties style:text-underline-style="solid" style:text-underline-width="auto" style:text-underline-color="font-color" fo:font-weight="bold" officeooo:rsid="0015b04d" style:font-weight-asian="bold" style:font-weight-complex="bold"/>
    </style:style>
    <style:style style:name="T10" style:family="text">
      <style:text-properties style:text-underline-style="solid" style:text-underline-width="auto" style:text-underline-color="font-color" fo:font-weight="bold" officeooo:rsid="00181746" style:font-weight-asian="bold" style:font-weight-complex="bold"/>
    </style:style>
    <style:style style:name="T11" style:family="text">
      <style:text-properties style:text-underline-style="solid" style:text-underline-width="auto" style:text-underline-color="font-color" fo:font-weight="bold" officeooo:rsid="0019692b" style:font-weight-asian="bold" style:font-weight-complex="bold"/>
    </style:style>
    <style:style style:name="T12" style:family="text">
      <style:text-properties style:text-underline-style="solid" style:text-underline-width="auto" style:text-underline-color="font-color" fo:font-weight="bold" officeooo:rsid="0024bd33" style:font-weight-asian="bold" style:font-weight-complex="bold"/>
    </style:style>
    <style:style style:name="T13" style:family="text">
      <style:text-properties style:text-underline-style="solid" style:text-underline-width="auto" style:text-underline-color="font-color" fo:font-weight="bold" officeooo:rsid="0013ed6b" style:font-weight-asian="bold" style:font-weight-complex="bold"/>
    </style:style>
    <style:style style:name="T14" style:family="text">
      <style:text-properties style:text-underline-style="solid" style:text-underline-width="auto" style:text-underline-color="font-color" fo:font-weight="bold" officeooo:rsid="0026490e" style:font-weight-asian="bold" style:font-weight-complex="bold"/>
    </style:style>
    <style:style style:name="T15" style:family="text">
      <style:text-properties style:text-underline-style="solid" style:text-underline-width="auto" style:text-underline-color="font-color" fo:font-weight="bold" officeooo:rsid="00312283" style:font-weight-asian="bold" style:font-weight-complex="bold"/>
    </style:style>
    <style:style style:name="T16" style:family="text">
      <style:text-properties officeooo:rsid="00181a9c"/>
    </style:style>
    <style:style style:name="T17" style:family="text">
      <style:text-properties officeooo:rsid="0019692b"/>
    </style:style>
    <style:style style:name="T18" style:family="text">
      <style:text-properties officeooo:rsid="001a50a5"/>
    </style:style>
    <style:style style:name="T19" style:family="text">
      <style:text-properties officeooo:rsid="001bf74d"/>
    </style:style>
    <style:style style:name="T20" style:family="text">
      <style:text-properties officeooo:rsid="001c8903"/>
    </style:style>
    <style:style style:name="T21" style:family="text">
      <style:text-properties officeooo:rsid="001d316c"/>
    </style:style>
    <style:style style:name="T22" style:family="text">
      <style:text-properties officeooo:rsid="001ebe5f"/>
    </style:style>
    <style:style style:name="T23" style:family="text">
      <style:text-properties officeooo:rsid="00203162"/>
    </style:style>
    <style:style style:name="T24" style:family="text">
      <style:text-properties officeooo:rsid="0020759a"/>
    </style:style>
    <style:style style:name="T25" style:family="text">
      <style:text-properties officeooo:rsid="00221d61"/>
    </style:style>
    <style:style style:name="T26" style:family="text">
      <style:text-properties officeooo:rsid="0024bd33"/>
    </style:style>
    <style:style style:name="T27" style:family="text">
      <style:text-properties officeooo:rsid="0013ed6b"/>
    </style:style>
    <style:style style:name="T28" style:family="text">
      <style:text-properties officeooo:rsid="0026490e"/>
    </style:style>
    <style:style style:name="T29" style:family="text">
      <style:text-properties officeooo:rsid="002706ff"/>
    </style:style>
    <style:style style:name="T30" style:family="text">
      <style:text-properties officeooo:rsid="002877b1"/>
    </style:style>
    <style:style style:name="T31" style:family="text">
      <style:text-properties officeooo:rsid="002a51ca"/>
    </style:style>
    <style:style style:name="T32" style:family="text">
      <style:text-properties officeooo:rsid="002a84ba"/>
    </style:style>
    <style:style style:name="T33" style:family="text">
      <style:text-properties officeooo:rsid="002b4aba"/>
    </style:style>
    <style:style style:name="T34" style:family="text">
      <style:text-properties officeooo:rsid="002bf4ee"/>
    </style:style>
    <style:style style:name="T35" style:family="text">
      <style:text-properties officeooo:rsid="002f9ced"/>
    </style:style>
    <style:style style:name="T36" style:family="text">
      <style:text-properties officeooo:rsid="00312283"/>
    </style:style>
    <style:style style:name="T37" style:family="text">
      <style:text-properties fo:font-style="normal" officeooo:rsid="00312283" style:font-style-asian="normal" style:font-style-complex="normal"/>
    </style:style>
    <style:style style:name="T38" style:family="text">
      <style:text-properties fo:font-style="normal" officeooo:rsid="002a84ba"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9">1) </text:span><text:span text:style-name="T12">Snake/Cameleon</text:span><text:span text:style-name="T10">!</text:span></text:p>
      <text:p text:style-name="P11"><text:span text:style-name="T10">The food is assigned a random color every time it </text:span><text:span text:style-name="T11">is instantiated </text:span><text:span text:style-name="T10">(4 different colors). When the snake eats the food, it takes on the food color.</text:span></text:p>
      <text:p text:style-name="P6"><text:span text:style-name="T4">STEP </text:span><text:span text:style-name="T5">1.1</text:span></text:p>
      <text:p text:style-name="P6"><text:span text:style-name="T1">-Create </text:span><text:span text:style-name="T3">2</text:span><text:span text:style-name="T1"> new </text:span><text:span text:style-name="T3">int </text:span><text:span text:style-name="T1">variable</text:span><text:span text:style-name="T3">s: _foodColor and _snakeColor</text:span><text:span text:style-name="T1"> </text:span><text:span text:style-name="T3">(respectively </text:span><text:span text:style-name="T1">within </text:span><text:span text:style-name="T3">the </text:span><text:span text:style-name="T1">game </text:span><text:span text:style-name="T3">and snake classe</text:span><text:span text:style-name="T16">s</text:span><text:span text:style-name="T3">)</text:span><text:span text:style-name="T1">.</text:span></text:p>
      <text:p text:style-name="P6"/>
      <text:p text:style-name="P8">STEP 1.<text:span text:style-name="T19">2</text:span></text:p>
      <text:p text:style-name="P14">-<text:span text:style-name="T19">Create a new uniform_int_distribution within the game class (0,</text:span><text:span text:style-name="T20">3</text:span><text:span text:style-name="T19">).</text:span></text:p>
      <text:p text:style-name="P14">-<text:span text:style-name="T19">Instantiate it with the game constructor.</text:span></text:p>
      <text:p text:style-name="P6"/>
      <text:p text:style-name="P12"><text:span text:style-name="T6">STEP 1.</text:span><text:span text:style-name="T7">3</text:span></text:p>
      <text:p text:style-name="P15">-<text:span text:style-name="T16">When the snake eat the food (within </text:span><text:span text:style-name="T17">Game::Update()), assign _foodColor to _snakeColor, </text:span><text:span text:style-name="T25">then, assign </text:span><text:span text:style-name="T16">a random int (</text:span><text:span text:style-name="T21">0,</text:span><text:span text:style-name="T16">1,2,3) to foodColor.</text:span></text:p>
      <text:p text:style-name="P12">-<text:span text:style-name="T22">Within Game::Run, pass the _foodColor variable </text:span><text:span text:style-name="T23">to renderer.Render(). </text:span><text:span text:style-name="T24">Make the appropriate change in renderer.cpp/.h.</text:span></text:p>
      <text:p text:style-name="P13"><text:s/></text:p>
      <text:p text:style-name="P7">STEP 1.<text:span text:style-name="T19">4</text:span></text:p>
      <text:p text:style-name="P5">-<text:span text:style-name="T17">When rendering the food and snake (within Renderer::Render(...)), change the color parameters depending of their associated </text:span><text:span text:style-name="T18">color </text:span><text:span text:style-name="T17">int</text:span><text:span text:style-name="T18">s</text:span><text:span text:style-name="T17">.</text:span></text:p>
      <text:p text:style-name="P2"/>
      <text:p text:style-name="P1"/>
      <text:p text:style-name="P17"><text:span text:style-name="T2">2) </text:span><text:span text:style-name="T26">Cannibal!</text:span></text:p>
      <text:p text:style-name="P18"><text:span text:style-name="T13">Every 1</text:span><text:span text:style-name="T15">5</text:span><text:span text:style-name="T13"> levels, </text:span><text:span text:style-name="T12">the food gives the cannibal power. Until eating the next food, the snake has the capacity to eat himself once. The body is then split in 2. The dead body will take 10 seconds to disa</text:span><text:span text:style-name="T14">p</text:span><text:span text:style-name="T12">pear. If the snake hits it, its over.</text:span></text:p>
      <text:p text:style-name="P1"/>
      <text:p text:style-name="P6"><text:span text:style-name="T8">STEP</text:span><text:span text:style-name="T5"> 2.1</text:span></text:p>
      <text:p text:style-name="P3">-<text:span text:style-name="T28">Within the snake classe, c</text:span><text:span text:style-name="T26">reate a bool variable “_cannibal” </text:span><text:span text:style-name="T28">and </text:span><text:span text:style-name="T26">a </text:span><text:span text:style-name="T28">vector of SDL_Points <text:s/>“_</text:span><text:span text:style-name="T26">dead</text:span><text:span text:style-name="T28">Body”.</text:span></text:p>
      <text:p text:style-name="P3">-<text:span text:style-name="T29">Within the game classe, create a bool varaible “_cannibalFood”.</text:span></text:p>
      <text:p text:style-name="P19"><text:span text:style-name="T27">-</text:span><text:span text:style-name="T28">Within Game::Update, </text:span><text:span text:style-name="T29">after placing food, </text:span><text:span text:style-name="T28">check the score. </text:span></text:p>
      <text:p text:style-name="P19"><text:span text:style-name="T30">If it </text:span><text:span text:style-name="T28">is a </text:span><text:span text:style-name="T31">number before a product of 10 (9,19,29...) </text:span><text:span text:style-name="T29">, set “_cannibalFood” to True. </text:span></text:p>
      <text:p text:style-name="P20">If it is a product of 10, set “_cannibal” to True.</text:p>
      <text:p text:style-name="P20">Else, set both to False.</text:p>
      <text:p text:style-name="P20"/>
      <text:p text:style-name="P9">STEP 2.2</text:p>
      <text:p text:style-name="P20">-Modify the renderer::Render function so that it accepts the “_cannibalFood” variable.</text:p>
      <text:p text:style-name="P20">-Within <text:s/>renderer::Render, if “_cannibalFood” = True, make the food purple.</text:p>
      <text:p text:style-name="P21">If “snake._cannibal” = True, make the snake body purple. </text:p>
      <text:p text:style-name="P21"/>
      <text:p text:style-name="P10">STEP 2.3</text:p>
      <text:p text:style-name="P21">-When checking if the head is on the body <text:span text:style-name="T32">(within Snake::UpdateBody)</text:span>, if <text:s/><text:span text:style-name="T32">Cannibal = true:</text:span></text:p>
      <text:p text:style-name="P23">split the body from where the head is. The body become the part with the head, the rest is assigned to “deadBody”. </text:p>
      <text:p text:style-name="P23"/>
      <text:p text:style-name="P23"/>
      <text:p text:style-name="P23"/>
      <text:p text:style-name="P23"/>
      <text:p text:style-name="P23"/>
      <text:p text:style-name="P23"/>
      <text:p text:style-name="P23"/>
      <text:p text:style-name="P23"><text:soft-page-break/></text:p>
      <text:p text:style-name="P24">STEP 2.4</text:p>
      <text:p text:style-name="P27"><text:span text:style-name="T33">-</text:span><text:span text:style-name="T28">Within the snake classe, c</text:span><text:span text:style-name="T26">reate a </text:span><text:span text:style-name="T34">int</text:span><text:span text:style-name="T26"> variable “_</text:span><text:span text:style-name="T34">lifeDeadBody</text:span><text:span text:style-name="T26">”.</text:span></text:p>
      <text:p text:style-name="P27">-<text:span text:style-name="T34">When the snake dead body is created, set the value to 0. </text:span></text:p>
      <text:p text:style-name="P27">-<text:span text:style-name="T34">Every seconde passed, increment the </text:span><text:span text:style-name="T26">_</text:span><text:span text:style-name="T34">lifeDeadBody.</text:span></text:p>
      <text:p text:style-name="P28">-<text:span text:style-name="T34">Within the renderer, </text:span><text:span text:style-name="T35">progressively reduce the intensity of the color (the body is decomposing!)</text:span></text:p>
      <text:p text:style-name="P29">-<text:span text:style-name="T35">Within Game::Run, if the deadBody has been alive more than 10seconds, destroy it.</text:span></text:p>
      <text:p text:style-name="P29"/>
      <text:p text:style-name="P25">STEP 2.<text:span text:style-name="T35">5</text:span></text:p>
      <text:p text:style-name="P26">-<text:span text:style-name="T37"> W</text:span><text:span text:style-name="T38">ithin Snake::UpdateBody, </text:span><text:span text:style-name="T37">check if the head is into the deadBody, if it is, it is over!</text:span></text:p>
      <text:p text:style-name="P26"><text:span text:style-name="T37"/></text:p>
      <text:p text:style-name="P30"/>
      <text:p text:style-name="P4"/>
      <text:p text:style-name="P4"/>
      <text:p text:style-name="P4"/>
      <text:p text:style-name="P4"/>
      <text:p text:style-name="P4"/>
      <text:p text:style-name="P4"/>
      <text:p text:style-name="P4"/>
      <text:p text:style-name="P4"/>
      <text:p text:style-name="P4"/>
      <text:p text:style-name="P4"/>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2T20:43:39.882158465</meta:creation-date>
    <meta:generator>LibreOffice/6.4.7.2$Linux_X86_64 LibreOffice_project/40$Build-2</meta:generator>
    <dc:date>2021-08-19T16:23:42.073971687</dc:date>
    <meta:editing-duration>PT44M31S</meta:editing-duration>
    <meta:editing-cycles>12</meta:editing-cycles>
    <meta:document-statistic meta:table-count="0" meta:image-count="0" meta:object-count="0" meta:page-count="2" meta:paragraph-count="37" meta:word-count="379" meta:character-count="2335" meta:non-whitespace-character-count="1983"/>
  </office:meta>
</office:document-meta>
</file>